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6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</office:automatic-styles>
  <office:body>
    <office:spreadsheet>
      <table:table table:name="Ark1" table:style-name="ta1" table:print="false">
        <table:table-column table:style-name="co1" table:number-columns-repeated="2" table:default-cell-style-name="Default"/>
        <table:table-column table:style-name="co2" table:number-columns-repeated="31" table:default-cell-style-name="Default"/>
        <table:table-row table:style-name="ro1">
          <table:table-cell table:number-columns-repeated="8"/>
          <table:table-cell office:value-type="float" office:value="26">
            <text:p>26</text:p>
          </table:table-cell>
          <table:table-cell table:number-columns-repeated="24"/>
        </table:table-row>
        <table:table-row table:style-name="ro1">
          <table:table-cell/>
          <table:table-cell office:value-type="string">
            <text:p>ms</text:p>
          </table:table-cell>
          <table:table-cell office:value-type="string">
            <text:p>l</text:p>
          </table:table-cell>
          <table:table-cell office:value-type="string">
            <text:p>s</text:p>
          </table:table-cell>
          <table:table-cell office:value-type="string">
            <text:p>n</text:p>
          </table:table-cell>
          <table:table-cell office:value-type="string">
            <text:p>mc</text:p>
          </table:table-cell>
          <table:table-cell office:value-type="string">
            <text:p>v</text:p>
          </table:table-cell>
          <table:table-cell/>
          <table:table-cell office:value-type="float" office:value="17">
            <text:p>17</text:p>
          </table:table-cell>
          <table:table-cell table:number-columns-repeated="24"/>
        </table:table-row>
        <table:table-row table:style-name="ro1">
          <table:table-cell/>
          <table:table-cell office:value-type="float" office:value="4965">
            <text:p>4965</text:p>
          </table:table-cell>
          <table:table-cell office:value-type="float" office:value="3327">
            <text:p>3327</text:p>
          </table:table-cell>
          <table:table-cell office:value-type="float" office:value="1617">
            <text:p>1617</text:p>
          </table:table-cell>
          <table:table-cell office:value-type="float" office:value="1518">
            <text:p>1518</text:p>
          </table:table-cell>
          <table:table-cell office:value-type="float" office:value="593">
            <text:p>593</text:p>
          </table:table-cell>
          <table:table-cell office:value-type="float" office:value="210">
            <text:p>210</text:p>
          </table:table-cell>
          <table:table-cell table:formula="of:=SUM([.B3:.G3])" office:value-type="float" office:value="12230">
            <text:p>12230</text:p>
          </table:table-cell>
          <table:table-cell office:value-type="float" office:value="13">
            <text:p>13</text:p>
          </table:table-cell>
          <table:table-cell table:number-columns-repeated="24"/>
        </table:table-row>
        <table:table-row table:style-name="ro1">
          <table:table-cell/>
          <table:table-cell table:formula="of:=[.B3]/[.$H$3]" office:value-type="float" office:value="0.405968928863451">
            <text:p>0,41</text:p>
          </table:table-cell>
          <table:table-cell table:formula="of:=[.C3]/[.$H$3]" office:value-type="float" office:value="0.272035977105478">
            <text:p>0,27</text:p>
          </table:table-cell>
          <table:table-cell table:formula="of:=[.D3]/[.$H$3]" office:value-type="float" office:value="0.13221586263287">
            <text:p>0,13</text:p>
          </table:table-cell>
          <table:table-cell table:formula="of:=[.E3]/[.$H$3]" office:value-type="float" office:value="0.124121013900245">
            <text:p>0,12</text:p>
          </table:table-cell>
          <table:table-cell table:formula="of:=[.F3]/[.$H$3]" office:value-type="float" office:value="0.0484873262469338">
            <text:p>0,05</text:p>
          </table:table-cell>
          <table:table-cell table:formula="of:=[.G3]/[.$H$3]" office:value-type="float" office:value="0.0171708912510221">
            <text:p>0,02</text:p>
          </table:table-cell>
          <table:table-cell/>
          <table:table-cell office:value-type="float" office:value="9">
            <text:p>9</text:p>
          </table:table-cell>
          <table:table-cell table:number-columns-repeated="24"/>
        </table:table-row>
        <table:table-row table:style-name="ro1">
          <table:table-cell table:number-columns-repeated="8"/>
          <table:table-cell office:value-type="float" office:value="7">
            <text:p>7</text:p>
          </table:table-cell>
          <table:table-cell table:number-columns-repeated="23"/>
          <table:table-cell office:value-type="float" office:value="26">
            <text:p>26</text:p>
          </table:table-cell>
        </table:table-row>
        <table:table-row table:style-name="ro1">
          <table:table-cell table:number-columns-repeated="8"/>
          <table:table-cell office:value-type="float" office:value="6">
            <text:p>6</text:p>
          </table:table-cell>
          <table:table-cell table:number-columns-repeated="23"/>
          <table:table-cell office:value-type="float" office:value="17">
            <text:p>17</text:p>
          </table:table-cell>
        </table:table-row>
        <table:table-row table:style-name="ro1">
          <table:table-cell table:number-columns-repeated="7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3"/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~/gtsvn/gt/sme/dev/oahpa/oahpalog/090505$grep '|morfa' 090422-090505.txt <text:s/>| wc -l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3"/>
          <table:table-cell office:value-type="float" office:value="9">
            <text:p>9</text:p>
          </table:table-cell>
        </table:table-row>
        <table:table-row table:style-name="ro1">
          <table:table-cell table:number-columns-repeated="7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3"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~/gtsvn/gt/sme/dev/oahpa/oahpalog/090505$grep ' morfa' 090422-090505.txt <text:s/>| wc -l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3"/>
          <table:table-cell office:value-type="float" office:value="6">
            <text:p>6</text:p>
          </table:table-cell>
        </table:table-row>
        <table:table-row table:style-name="ro1">
          <table:table-cell table:number-columns-repeated="7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3"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~/gtsvn/gt/sme/dev/oahpa/oahpalog/090505$grep 'leksa' 090422-090505.txt <text:s/>| wc -l</text:p>
          </table:table-cell>
          <table:table-cell table:number-columns-repeated="5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3"/>
          <table:table-cell office:value-type="float" office:value="5">
            <text:p>5</text:p>
          </table:table-cell>
        </table:table-row>
        <table:table-row table:style-name="ro1">
          <table:table-cell table:number-columns-repeated="7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3"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~/gtsvn/gt/sme/dev/oahpa/oahpalog/090505$grep 'numra' 090422-090505.txt <text:s/>| wc -l</text:p>
          </table:table-cell>
          <table:table-cell table:number-columns-repeated="5"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number-columns-repeated="23"/>
          <table:table-cell office:value-type="float" office:value="3">
            <text:p>3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2">
            <text:p>2</text:p>
          </table:table-cell>
          <table:table-cell table:number-columns-repeated="23"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~/gtsvn/gt/sme/dev/oahpa/oahpalog/090505$grep 'sahka' 090422-090505.txt <text:s/>| wc -l</text:p>
          </table:table-cell>
          <table:table-cell table:number-columns-repeated="5"/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23"/>
          <table:table-cell office:value-type="float" office:value="2">
            <text:p>2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1">
            <text:p>1</text:p>
          </table:table-cell>
          <table:table-cell table:number-columns-repeated="23"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~/gtsvn/gt/sme/dev/oahpa/oahpalog/090505$grep 'vasta' 090422-090505.txt <text:s/>| wc -l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23"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210">
            <text:p>210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3"/>
          <table:table-cell office:value-type="float" office:value="2">
            <text:p>2</text:p>
          </table:table-cell>
        </table:table-row>
        <table:table-row table:style-name="ro1">
          <table:table-cell table:number-columns-repeated="7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3"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<text:s/></text:p>
          </table:table-cell>
          <table:table-cell office:value-type="string">
            <text:p>corr.err.</text:p>
          </table:table-cell>
          <table:table-cell office:value-type="string">
            <text:p>wr.err.</text:p>
          </table:table-cell>
          <table:table-cell office:value-type="string">
            <text:p>detect-%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3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wrong tense 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" table:formula="of:=[.C22]/([.C22]+[.D22])" office:value-type="percentage" office:value="1">
            <text:p>100,0%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3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wrong V after neg 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" table:formula="of:=[.C23]/([.C23]+[.D23])" office:value-type="percentage" office:value="1">
            <text:p>100,0%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3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no infinite V 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table:formula="of:=[.C24]/([.C24]+[.D24])" office:value-type="percentage" office:value="1">
            <text:p>100,0%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SUM([.I1:.I23])" office:value-type="float" office:value="114">
            <text:p>114</text:p>
          </table:table-cell>
          <table:table-cell table:number-columns-repeated="23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orth. error 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style-name="ce1" table:formula="of:=[.C25]/([.C25]+[.D25])" office:value-type="percentage" office:value="0.947368421052632">
            <text:p>94,7%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4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no finite verb 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style-name="ce1" table:formula="of:=[.C26]/([.C26]+[.D26])" office:value-type="percentage" office:value="0.944444444444444">
            <text:p>94,4%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4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wr. case for V-arg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table:style-name="ce1" table:formula="of:=[.C27]/([.C27]+[.D27])" office:value-type="percentage" office:value="0.88">
            <text:p>88,0%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4"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wrong word 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style-name="ce1" table:formula="of:=[.C28]/([.C28]+[.D28])" office:value-type="percentage" office:value="0.75">
            <text:p>75,0%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4"/>
          <table:table-cell table:formula="of:=SUM([.AG5:.AG27])" office:value-type="float" office:value="114">
            <text:p>11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wrong S-V agr 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table:style-name="ce1" table:formula="of:=[.C29]/([.C29]+[.D29])" office:value-type="percentage" office:value="0.681818181818182">
            <text:p>68,2%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5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wr. case after Num</text:p>
          </table:table-cell>
          <table:table-cell table:number-columns-repeated="2" office:value-type="float" office:value="1">
            <text:p>1</text:p>
          </table:table-cell>
          <table:table-cell table:style-name="ce1" table:formula="of:=[.C30]/([.C30]+[.D30])" office:value-type="percentage" office:value="0.5">
            <text:p>50,0%</text:p>
          </table:table-cell>
          <table:table-cell table:number-columns-repeated="2"/>
          <table:table-cell table:formula="of:=SUM([.H7:.H29])" office:value-type="float" office:value="114">
            <text:p>114</text:p>
          </table:table-cell>
          <table:table-cell table:number-columns-repeated="2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wrong V choice 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" table:formula="of:=[.C31]/([.C31]+[.D31])" office:value-type="percentage" office:value="0">
            <text:p>0,0%</text:p>
          </table:table-cell>
          <table:table-cell table:number-columns-repeated="28"/>
        </table:table-row>
        <table:table-row table:style-name="ro1">
          <table:table-cell table:number-columns-repeated="2"/>
          <table:table-cell table:formula="of:=SUM([.C22:.C31])" office:value-type="float" office:value="114">
            <text:p>114</text:p>
          </table:table-cell>
          <table:table-cell table:formula="of:=SUM([.D22:.D31])" office:value-type="float" office:value="20">
            <text:p>20</text:p>
          </table:table-cell>
          <table:table-cell table:style-name="ce1" table:formula="of:=[.C32]/([.C32]+[.D32])" office:value-type="percentage" office:value="0.850746268656716">
            <text:p>85,1%</text:p>
          </table:table-cell>
          <table:table-cell table:number-columns-repeated="28"/>
        </table:table-row>
      </table:table>
      <table:table table:name="Ark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Ark1.A22:Ark1.E31" table:contains-header="false">
          <table:sort>
            <table:sort-by table:field-number="4" table:order="descending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percentage-style style:name="N106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6.05.2009</text:date>, <text:time>23:33:56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rond Trosterud</meta:initial-creator>
    <meta:creation-date>2009-05-06T15:11:00</meta:creation-date>
    <dc:date>2009-05-06T23:33:56</dc:date>
    <dc:creator>Trond Trosterud</dc:creator>
    <meta:editing-duration>PT00H08M05S</meta:editing-duration>
    <meta:editing-cycles>1</meta:editing-cycles>
    <meta:document-statistic meta:table-count="3" meta:cell-count="155" meta:object-count="0"/>
    <meta:generator>OpenOffice.org/3.0$Unix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